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FreeMono"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8e56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8e562" officeooo:paragraph-rsid="0018e5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2pt" fo:font-weight="bold" officeooo:rsid="001d0339" officeooo:paragraph-rsid="0018e562" style:font-size-asian="12pt" style:font-weight-asian="bold" style:font-size-complex="12pt" style:font-weight-complex="bold"/>
    </style:style>
    <style:style style:name="T1" style:family="text">
      <style:text-properties style:font-name="FreeMono" fo:font-size="8pt" style:font-size-asian="8pt" style:font-size-complex="8pt"/>
    </style:style>
    <style:style style:name="T2" style:family="text">
      <style:text-properties style:font-name="Liberation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IT</text:p>
      <text:p text:style-name="P6"/>
      <text:p text:style-name="P1">1 Git is version control system</text:p>
      <text:p text:style-name="P1"><text:s text:c="2"/>--&gt; untuk membuat beberapa versi dari project</text:p>
      <text:p text:style-name="P1"><text:s text:c="2"/>--&gt; untuk bekerja dalam system</text:p>
      <text:p text:style-name="P1"/>
      <text:p text:style-name="P1">Intro commands</text:p>
      <text:p text:style-name="P1">1 <text:span text:style-name="T1">git --version</text:span></text:p>
      <text:p text:style-name="P1"><text:s text:c="2"/>--&gt; untuk melihat versi git</text:p>
      <text:p text:style-name="P1">2 <text:span text:style-name="T1">git init</text:span></text:p>
      <text:p text:style-name="P1"><text:s text:c="2"/>--&gt; untuk memulai git di repo tempat command line berada</text:p>
      <text:p text:style-name="P1"/>
      <text:p text:style-name="P1">Commit commands</text:p>
      <text:p text:style-name="P1">1 <text:span text:style-name="T1">git status</text:span></text:p>
      <text:p text:style-name="P1"><text:s text:c="2"/>--&gt; memberi tahu status codingan kita (udah di track belum)</text:p>
      <text:p text:style-name="P1">2 <text:span text:style-name="T1">git add . </text:span>atau <text:span text:style-name="T1">git add nama_file</text:span></text:p>
      <text:p text:style-name="P1"><text:s text:c="2"/>--&gt; untuk track semua atau sebagian file</text:p>
      <text:p text:style-name="P1">3 <text:span text:style-name="T1">git commit -m "apa komentarya"</text:span></text:p>
      <text:p text:style-name="P1"><text:s text:c="2"/>--&gt; untuk commit code-code yang sudah di track sekalian kasih komentar</text:p>
      <text:p text:style-name="P1">4 <text:span text:style-name="T1">git log</text:span></text:p>
      <text:p text:style-name="P1">5 <text:span text:style-name="T1">git log --oneline</text:span></text:p>
      <text:p text:style-name="P1"><text:s text:c="2"/>--&gt; untuk melihat id commit dan komentarnya</text:p>
      <text:p text:style-name="P1">6 <text:span text:style-name="T1">git dif</text:span></text:p>
      <text:p text:style-name="P1"><text:s text:c="2"/>--&gt; untuk melihat perbedaan codingan antara yang sudah di track sama yang belum di track (bisa lihat penambahan line atau pengurangan line)</text:p>
      <text:p text:style-name="P1"/>
      <text:p text:style-name="P1">Undo and Redo</text:p>
      <text:p text:style-name="P1">1 <text:span text:style-name="T1">git checkout nama_file</text:span></text:p>
      <text:p text:style-name="P1"><text:s text:c="2"/>--&gt; undo ke posisi terakhir kita commit</text:p>
      <text:p text:style-name="P1">2 <text:span text:style-name="T1">git checkout id_commit -- nama_file</text:span></text:p>
      <text:p text:style-name="P1"><text:s text:c="2"/>--&gt; undo / redo ke commit dengan id tersebut</text:p>
      <text:p text:style-name="P1"/>
      <text:p text:style-name="P1">Cara pindah ke log lain sekalian menghapus log-log diatasnya</text:p>
      <text:p text:style-name="P1">3 <text:span text:style-name="T1">git reset --mixed id_commit</text:span></text:p>
      <text:p text:style-name="P1"><text:s text:c="2"/>--&gt; hapus tapi working directory yang kita buka, codingannya nggk berubah</text:p>
      <text:p text:style-name="P1">4 <text:span text:style-name="T1">git reset --hard id_commit</text:span></text:p>
      <text:p text:style-name="P1"><text:s text:c="2"/>--&gt; hapus dan working directory yang kita buka, codingannya kembali ke saat kita commit dengan id_commit_ini</text:p>
      <text:p text:style-name="P1"/>
      <text:p text:style-name="P1">Percabangan</text:p>
      <text:p text:style-name="P1">1 <text:span text:style-name="T1">git branch</text:span></text:p>
      <text:p text:style-name="P1"><text:s text:c="2"/>--&gt; Untuk melihat branch-branch yang ada</text:p>
      <text:p text:style-name="P1">2 <text:span text:style-name="T1">git branch nama_brach_baru</text:span></text:p>
      <text:p text:style-name="P1"><text:s text:c="2"/>--&gt; membuat brach baru</text:p>
      <text:p text:style-name="P1">3 <text:span text:style-name="T1">git checkout -b nama_branch</text:span></text:p>
      <text:p text:style-name="P1"><text:s text:c="2"/>--&gt; pindah ke branch yang dibuat dan membuat brach tersebut</text:p>
      <text:p text:style-name="P1">4 <text:span text:style-name="T1">git checkout nama_branch</text:span></text:p>
      <text:p text:style-name="P1"><text:s text:c="2"/>--&gt; pindah ke brach tersebut</text:p>
      <text:p text:style-name="P1">5 <text:span text:style-name="T1">git branch -D nama_branch</text:span></text:p>
      <text:p text:style-name="P1"><text:s text:c="2"/>--&gt; menghapus branch</text:p>
      <text:p text:style-name="P1">6<text:span text:style-name="T1"> git branch -m nama_brach_lama nama_brach_baru</text:span></text:p>
      <text:p text:style-name="P1"><text:s text:c="2"/>--&gt; mengubah nama branch</text:p>
      <text:p text:style-name="P1"/>
      <text:p text:style-name="P1">Memasukkan brach cabang ke branch Master</text:p>
      <text:p text:style-name="P1">1 <text:span text:style-name="T1">git merge nama_cabang</text:span></text:p>
      <text:p text:style-name="P1"/>
      <text:p text:style-name="P1">Conflict</text:p>
      <text:p text:style-name="P1">--&gt; Jika dalam satu file, kita melakukan perubahan pada branch master dan kita juga melakukan perubahan pada brach cabang yang ternyata coflict, maka akan terjadi git conflict</text:p>
      <text:p text:style-name="P1">--&gt; contoh :</text:p>
      <text:p text:style-name="P1"><text:s text:c="4"/>di master:</text:p>
      <text:p text:style-name="P2"><text:s text:c="6"/>&lt;h1&gt;Nama&lt;/h1&gt;</text:p>
      <text:p text:style-name="P2"><text:s text:c="6"/>&lt;h2&gt;Anto&lt;/h2&gt;</text:p>
      <text:p text:style-name="P1"><text:s text:c="4"/>di cabang:</text:p>
      <text:p text:style-name="P2"><text:s text:c="6"/>&lt;h1&gt;Nama&lt;/h1&gt;</text:p>
      <text:p text:style-name="P2"><text:s text:c="6"/>&lt;h2&gt;Janjang&lt;/h2&gt;</text:p>
      <text:p text:style-name="P1"><text:s text:c="4"/>Jika kita merge cabang,akan ada conflict pada line 2 menjadi:</text:p>
      <text:p text:style-name="P1"><text:s text:c="2"/><text:tab/><text:span text:style-name="T1"> <text:s/>&lt;h1&gt;Nama&lt;/h1&gt;</text:span></text:p>
      <text:p text:style-name="P2"><text:tab/>&lt;&lt;&lt;&lt;&lt;&lt;&lt;HEAD</text:p>
      <text:p text:style-name="P2"><text:s text:c="6"/>&lt;h2&gt;Anto&lt;/h2&gt;</text:p>
      <text:p text:style-name="P2"><text:tab/>=======</text:p>
      <text:p text:style-name="P2"><text:s text:c="6"/>&lt;h2&gt;Janjang&lt;/h2&gt;</text:p>
      <text:p text:style-name="P2"><text:tab/>&gt;&gt;&gt;&gt;&gt;&gt;&gt;cabang</text:p>
      <text:p text:style-name="P1">--&gt; Tinggal merubah kode ini manual, lalu lakukan merge lagi, maka conflict akan teratasi <text:s/></text:p>
      <text:p text:style-name="P1"/>
      <text:p text:style-name="P7">GITHUB</text:p>
      <text:p text:style-name="P4"/>
      <text:p text:style-name="P4">A Repository dan Clone</text:p>
      <text:p text:style-name="P4">1. cara clone:</text:p>
      <text:p text:style-name="P4"><text:s text:c="3"/>--&gt; <text:s/><text:span text:style-name="T1">git clone url nama_baru</text:span></text:p>
      <text:p text:style-name="P4"/>
      <text:p text:style-name="P4">B PUSH and PULL</text:p>
      <text:p text:style-name="P4">1. cara push:</text:p>
      <text:p text:style-name="P4"><text:s text:c="3"/>a. <text:span text:style-name="T1">git add .</text:span></text:p>
      <text:p text:style-name="P4"><text:s text:c="3"/>b. g<text:span text:style-name="T1">it commit -m "keterangan"</text:span></text:p>
      <text:p text:style-name="P4"><text:s text:c="3"/>c. <text:span text:style-name="T1">git remote add origin </text:span><text:span text:style-name="T2">(perlu nggk si(?))</text:span></text:p>
      <text:p text:style-name="P4"><text:s text:c="6"/><text:span text:style-name="T1">git push origin -u nama_brach</text:span>(red:biasanya master)</text:p>
      <text:p text:style-name="P4"><text:s text:c="3"/>c. <text:span text:style-name="T1">git push origin nama_brach</text:span>(red:biasanya master)</text:p>
      <text:p text:style-name="P4"><text:s text:c="6"/>--&gt; origin itu remote repository kita</text:p>
      <text:p text:style-name="P4">2. cara pull:</text:p>
      <text:p text:style-name="P4"><text:s text:c="3"/>--&gt; <text:span text:style-name="T1">git pull</text:span></text:p>
      <text:p text:style-name="P4"><text:s text:c="8"/>--&gt; buata ngambil yang terbaru dari github</text:p>
      <text:p text:style-name="P4"/>
      <text:p text:style-name="P4">C BRANCH and MERGE</text:p>
      <text:p text:style-name="P4">1. membuat branch baru:</text:p>
      <text:p text:style-name="P4"><text:s text:c="3"/>a. <text:span text:style-name="T1">git checkout -b nama_branch</text:span></text:p>
      <text:p text:style-name="P4">2. cara merge dari brach ke master:</text:p>
      <text:p text:style-name="P4"><text:s text:c="3"/>a. klik compare samping branch</text:p>
      <text:p text:style-name="P4"><text:s text:c="3"/>b. create pull request</text:p>
      <text:p text:style-name="P4"><text:s text:c="3"/>c. create pull request</text:p>
      <text:p text:style-name="P4"><text:s text:c="3"/>d. Merge pull request</text:p>
      <text:p text:style-name="P4"><text:s text:c="3"/>e. Delete brach</text:p>
      <text:p text:style-name="P4"/>
      <text:p text:style-name="P4">D FORK</text:p>
      <text:p text:style-name="P4">--&gt; Ngambil repo orang ke repo kita</text:p>
      <text:p text:style-name="P4"/>
      <text:p text:style-name="P4">E .GITIGNORE</text:p>
      <text:p text:style-name="P4">--&gt; file yang isinya nama2 file yang kita nggk mw keliatan di repo kita( misal nama passsword db)</text:p>
      <text:p text:style-name="P4">cara :</text:p>
      <text:p text:style-name="P4"><text:s text:c="5"/>a. buat file .gitignore</text:p>
      <text:p text:style-name="P4"><text:s text:c="5"/>b. masukin nama file yang mw disembunyiin</text:p>
      <text:p text:style-name="P4"/>
      <text:p text:style-name="P4">==========================================================================================</text:p>
      <text:p text:style-name="P4">pages.github.com</text:p>
      <text:p text:style-name="P4">--&gt; tempat hosting gratis buatan github</text:p>
      <text:p text:style-name="P4">--&gt; kekurangan : nggk bisa dinamis, cuma bisa statis</text:p>
      <text:p text:style-name="P4">--&gt; cara :</text:p>
      <text:p text:style-name="P4"><text:s text:c="4"/>1. buat repo dengan nama_akun.github.io</text:p>
      <text:p text:style-name="P4"><text:s text:c="4"/>2. masukin file2 htmln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063in" fo:margin-bottom="0.3492in" fo:margin-left="0.7874in" fo:margin-right="0.4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8:50:11.236274961</meta:creation-date>
    <dc:date>2019-01-28T13:45:20.440173905</dc:date>
    <meta:editing-duration>PT19M3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01" meta:word-count="556" meta:character-count="3358" meta:non-whitespace-character-count="2767"/>
  </office:meta>
</office:document-meta>
</file>